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75</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5.868cm" svg:height="5.868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73" meta:character-count="25389" meta:non-whitespace-character-count="21634"/>
    <meta:user-defined meta:name="AppVersion">14.0000</meta:user-defined>
    <meta:template xlink:type="simple" xlink:actuate="onRequest" xlink:title="Normal.dotm" xlink:href=""/>
  </office:meta>
</office:document-meta>
</file>